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3</text:p>
      <text:p text:style-name="Standard"/>
      <text:p text:style-name="Standard">Demandeur : CORNO Alain</text:p>
      <text:p text:style-name="Standard">Adresse : LE RUBRY<text:line-break/>22170 ST JEAN KERDANIEL</text:p>
      <text:p text:style-name="Standard">Cédant : MAURICE David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CHATELAUDREN-PLOUAGAT</text:p>
      <text:p text:style-name="Standard"/>
      <text:p text:style-name="Standard"/>
      <text:p text:style-name="Standard"/>
      <text:p text:style-name="P1">Dossier n° : C22250313</text:p>
      <text:p text:style-name="P1"/>
      <text:p text:style-name="P1">Demandeur : CORNO Alain</text:p>
      <text:p text:style-name="P1">Adresse : LE RUBRY<text:line-break/>22170 ST JEAN KERDANIEL</text:p>
      <text:p text:style-name="P1">Cédant : MAURICE David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CHATELAUDREN-PLOUAGAT</text:p>
      <text:p text:style-name="P1"/>
      <text:p text:style-name="P1"/>
      <text:p text:style-name="P1">Parcelles : C1520 - C627</text:p>
      <text:p text:style-name="P1">Superficie : 1,6245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